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enunciado-de-la-tarea-arrastra-las-palabras-a-sus-categorias"/>Enunciado de la Tarea: Arrastra las Palabras a sus Categorías**</text:h>
      <text:p text:style-name="P2"><text:span text:style-name="Strong_20_Emphasis">Descripción de la Actividad:</text:span><text:line-break/>En esta actividad, deberás clasificar correctamente una serie de palabras en sus categorías correspondientes. Contarás con tres categorías: "Frutas", "Animales" y "Colores". Tu tarea es arrastrar cada palabra y soltarla en la categoría adecuada.</text:p>
      <text:p text:style-name="P2"><text:span text:style-name="Strong_20_Emphasis">Instrucciones:</text:span></text:p>
      <text:list text:style-name="L1">
        <text:list-item>
          <text:p text:style-name="P3"><text:span text:style-name="Strong_20_Emphasis">Arrastra y suelta las palabras: </text:span>Verás una lista de palabras, como "Manzana", "Perro", "Rojo", etc. Arrastra cada palabra y colócala en la categoría que creas correcta (por ejemplo, "Manzana" debe ir en "Frutas").</text:p>
        </text:list-item>
        <text:list-item>
          <text:p text:style-name="P3"><text:span text:style-name="Strong_20_Emphasis">Usa el botón "Validar": </text:span>Una vez que hayas clasificado todas las palabras, pulsa el botón "Validar". La página revisará tus respuestas y te indicará cuáles están en la categoría correcta y cuáles no.</text:p>
        </text:list-item>
        <text:list-item>
          <text:p text:style-name="P3"><text:span text:style-name="Strong_20_Emphasis">Resultado:</text:span></text:p>
        </text:list-item>
        <text:list-item>
          <text:p text:style-name="P4">Si todas las palabras están correctamente clasificadas, recibirás un mensaje de felicitación.</text:p>
        </text:list-item>
        <text:list-item>
          <text:p text:style-name="P3">Si algunas palabras están en categorías incorrectas, el sistema te informará cuántas colocaste correctamente y te animará a intentarlo de nuevo.</text:p>
        </text:list-item>
      </text:list>
      <text:p text:style-name="P2"><text:span text:style-name="Strong_20_Emphasis">Criterios de Evaluación:</text:span><text:line-break/>Para completar la actividad correctamente, todas las palabras deben estar en sus categorías adecuadas. Recibirás retroalimentación visual: las palabras correctamente clasificadas aparecerán en verde y las incorrectas en rojo.</text:p>
      <text:p text:style-name="P2"><text:span text:style-name="Strong_20_Emphasis">Objetivo:</text:span><text:line-break/>Esta actividad te ayudará a mejorar tus habilidades de clasificación y organización al identificar diferentes categorías de obje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0:06:25.493000000</meta:creation-date>
    <dc:date>2024-11-20T12:44:02.783000000</dc:date>
    <meta:editing-duration>PT2H36M25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0" meta:word-count="205" meta:character-count="1410" meta:non-whitespace-character-count="1220"/>
  </office:meta>
</office:document-meta>
</file>